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183cm"/>
    </style:style>
    <style:style style:name="gr9" style:family="graphic" style:parent-style-name="objectwithoutfill">
      <style:graphic-properties draw:stroke="dash" draw:stroke-dash="Ultrafine_20_Dashed" svg:stroke-color="#000000" draw:marker-end="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7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style:text-position="sub 58%" fo:font-size="1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7.51cm" svg:x2="22.59cm" svg:y2="17.51cm">
          <text:p/>
        </draw:line>
        <draw:line draw:style-name="gr1" draw:text-style-name="P1" draw:layer="layout" svg:x1="2.27cm" svg:y1="17.51cm" svg:x2="2.269cm" svg:y2="2.143cm">
          <text:p/>
        </draw:line>
        <draw:custom-shape draw:style-name="gr2" draw:text-style-name="P2" xml:id="id1" draw:id="id1" draw:layer="layout" svg:width="0.508cm" svg:height="0.508cm" svg:x="3.256cm" svg:y="3.29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9" draw:id="id9" draw:layer="layout" svg:width="0.508cm" svg:height="0.508cm" svg:x="13.458cm" svg:y="9.8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" draw:id="id3" draw:layer="layout" svg:width="0.508cm" svg:height="0.508cm" svg:x="5.853cm" svg:y="6.2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draw:layer="layout" svg:width="0.508cm" svg:height="0.508cm" svg:x="19.804cm" svg:y="16.04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1.916cm" svg:y1="16.28cm" svg:x2="2.278cm" svg:y2="16.28cm">
          <text:p/>
        </draw:line>
        <draw:line draw:style-name="gr4" draw:text-style-name="P1" draw:layer="layout" svg:x1="1.917cm" svg:y1="14.981cm" svg:x2="2.279cm" svg:y2="14.981cm">
          <text:p/>
        </draw:line>
        <draw:line draw:style-name="gr4" draw:text-style-name="P1" draw:layer="layout" svg:x1="1.918cm" svg:y1="13.682cm" svg:x2="2.28cm" svg:y2="13.682cm">
          <text:p/>
        </draw:line>
        <draw:line draw:style-name="gr4" draw:text-style-name="P1" draw:layer="layout" svg:x1="1.919cm" svg:y1="12.483cm" svg:x2="2.281cm" svg:y2="12.483cm">
          <text:p/>
        </draw:line>
        <draw:line draw:style-name="gr4" draw:text-style-name="P1" draw:layer="layout" svg:x1="1.92cm" svg:y1="11.184cm" svg:x2="2.282cm" svg:y2="11.184cm">
          <text:p/>
        </draw:line>
        <draw:line draw:style-name="gr4" draw:text-style-name="P1" draw:layer="layout" svg:x1="1.921cm" svg:y1="9.885cm" svg:x2="2.283cm" svg:y2="9.885cm">
          <text:p/>
        </draw:line>
        <draw:line draw:style-name="gr4" draw:text-style-name="P1" draw:layer="layout" svg:x1="1.922cm" svg:y1="8.657cm" svg:x2="2.284cm" svg:y2="8.657cm">
          <text:p/>
        </draw:line>
        <draw:line draw:style-name="gr4" draw:text-style-name="P1" draw:layer="layout" svg:x1="1.922cm" svg:y1="7.386cm" svg:x2="2.284cm" svg:y2="7.386cm">
          <text:p/>
        </draw:line>
        <draw:line draw:style-name="gr4" draw:text-style-name="P1" draw:layer="layout" svg:x1="1.923cm" svg:y1="6.087cm" svg:x2="2.285cm" svg:y2="6.087cm">
          <text:p/>
        </draw:line>
        <draw:line draw:style-name="gr4" draw:text-style-name="P1" draw:layer="layout" svg:x1="1.924cm" svg:y1="4.83cm" svg:x2="2.286cm" svg:y2="4.83cm">
          <text:p/>
        </draw:line>
        <draw:line draw:style-name="gr4" draw:text-style-name="P1" draw:layer="layout" svg:x1="1.925cm" svg:y1="3.573cm" svg:x2="2.287cm" svg:y2="3.573cm">
          <text:p/>
        </draw:line>
        <draw:line draw:style-name="gr1" draw:text-style-name="P1" draw:layer="layout" svg:x1="20.063cm" svg:y1="14.467cm" svg:x2="20.063cm" svg:y2="15.964cm">
          <text:p/>
        </draw:line>
        <draw:frame draw:style-name="gr5" draw:text-style-name="P4" draw:layer="layout" svg:width="5.819cm" svg:height="0.962cm" svg:x="17.441cm" svg:y="13.505cm">
          <draw:text-box>
            <text:p><text:span text:style-name="T1">Perfect Knowledge</text:span></text:p>
          </draw:text-box>
        </draw:frame>
        <draw:custom-shape draw:style-name="gr2" draw:text-style-name="P2" draw:layer="layout" svg:width="0.508cm" svg:height="0.508cm" svg:x="12.731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5" draw:layer="layout" svg:width="8.071cm" svg:height="0.962cm" svg:x="13.526cm" svg:y="2.956cm">
          <draw:text-box>
            <text:p><text:span text:style-name="T2">Current descriptions length</text:span></text:p>
          </draw:text-box>
        </draw:frame>
        <draw:line draw:style-name="gr4" draw:text-style-name="P1" draw:layer="layout" svg:x1="3.527cm" svg:y1="17.883cm" svg:x2="3.533cm" svg:y2="17.521cm">
          <text:p/>
        </draw:line>
        <draw:frame draw:style-name="gr7" draw:text-style-name="P5" draw:layer="layout" svg:width="1.056cm" svg:height="1.171cm" svg:x="3.185cm" svg:y="17.706cm">
          <draw:text-box>
            <text:p><text:span text:style-name="T2">d</text:span><text:span text:style-name="T3">1</text:span></text:p>
          </draw:text-box>
        </draw:frame>
        <draw:frame draw:style-name="gr8" draw:text-style-name="P6" draw:layer="layout" svg:width="1.683cm" svg:height="1.826cm" svg:x="16.24cm" svg:y="11.493cm">
          <draw:text-box>
            <text:p><text:span text:style-name="T4">...</text:span></text:p>
          </draw:text-box>
        </draw:frame>
        <draw:line draw:style-name="gr9" draw:text-style-name="P1" draw:layer="layout" svg:x1="2.524cm" svg:y1="16.264cm" svg:x2="19.542cm" svg:y2="16.264cm">
          <text:p/>
        </draw:line>
        <draw:custom-shape draw:style-name="gr2" draw:text-style-name="P2" xml:id="id2" draw:id="id2" draw:layer="layout" svg:width="0.508cm" svg:height="0.508cm" svg:x="4.554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4" draw:id="id4" draw:layer="layout" svg:width="0.508cm" svg:height="0.508cm" svg:x="7.054cm" svg:y="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5" draw:id="id5" draw:layer="layout" svg:width="0.508cm" svg:height="0.508cm" svg:x="8.354cm" svg:y="7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6" draw:id="id6" draw:layer="layout" svg:width="0.508cm" svg:height="0.508cm" svg:x="9.654cm" svg:y="9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7" draw:id="id7" draw:layer="layout" svg:width="0.508cm" svg:height="0.508cm" svg:x="10.855cm" svg:y="10.3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8" draw:id="id8" draw:layer="layout" svg:width="0.508cm" svg:height="0.508cm" svg:x="12.156cm" svg:y="8.30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0" draw:id="id10" draw:layer="layout" svg:width="0.508cm" svg:height="0.508cm" svg:x="14.759cm" svg:y="11.5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1" draw:layer="layout" draw:type="line" svg:x1="3.69cm" svg:y1="3.73cm" svg:x2="4.628cm" svg:y2="5.274cm" draw:start-shape="id1" draw:start-glue-point="9" draw:end-shape="id2" draw:end-glue-point="5" svg:d="M3690 3730l938 1544" svg:viewBox="0 0 939 1545">
          <text:p/>
        </draw:connector>
        <draw:connector draw:style-name="gr10" draw:text-style-name="P1" draw:layer="layout" draw:type="line" svg:x1="4.988cm" svg:y1="5.634cm" svg:x2="5.927cm" svg:y2="6.373cm" draw:start-shape="id2" draw:start-glue-point="9" draw:end-shape="id3" draw:end-glue-point="5" svg:d="M4988 5634l939 739" svg:viewBox="0 0 940 740">
          <text:p/>
        </draw:connector>
        <draw:connector draw:style-name="gr10" draw:text-style-name="P1" draw:layer="layout" draw:type="line" svg:x1="6.361cm" svg:y1="6.553cm" svg:x2="7.054cm" svg:y2="6.054cm" draw:start-shape="id3" draw:start-glue-point="10" draw:end-shape="id4" draw:end-glue-point="6" svg:d="M6361 6553l693-499" svg:viewBox="0 0 694 500">
          <text:p/>
        </draw:connector>
        <draw:connector draw:style-name="gr10" draw:text-style-name="P1" draw:layer="layout" draw:type="line" svg:x1="7.562cm" svg:y1="6.054cm" svg:x2="8.428cm" svg:y2="7.174cm" draw:start-shape="id4" draw:start-glue-point="10" draw:end-shape="id5" draw:end-glue-point="5" svg:d="M7562 6054l866 1120" svg:viewBox="0 0 867 1121">
          <text:p/>
        </draw:connector>
        <draw:connector draw:style-name="gr10" draw:text-style-name="P1" draw:layer="layout" draw:type="line" svg:x1="8.788cm" svg:y1="7.534cm" svg:x2="9.728cm" svg:y2="9.674cm" draw:start-shape="id5" draw:start-glue-point="9" draw:end-shape="id6" draw:end-glue-point="5" svg:d="M8788 7534l940 2140" svg:viewBox="0 0 941 2141">
          <text:p/>
        </draw:connector>
        <draw:connector draw:style-name="gr10" draw:text-style-name="P1" draw:layer="layout" draw:type="line" svg:x1="10.088cm" svg:y1="10.034cm" svg:x2="10.855cm" svg:y2="10.555cm" draw:start-shape="id6" draw:start-glue-point="9" draw:end-shape="id7" draw:end-glue-point="6" svg:d="M10088 10034l767 521" svg:viewBox="0 0 768 522">
          <text:p/>
        </draw:connector>
        <draw:connector draw:style-name="gr10" draw:text-style-name="P1" draw:layer="layout" draw:type="line" svg:x1="11.363cm" svg:y1="10.555cm" svg:x2="12.23cm" svg:y2="8.736cm" draw:start-shape="id7" draw:start-glue-point="10" draw:end-shape="id8" draw:end-glue-point="7" svg:d="M11363 10555l867-1819" svg:viewBox="0 0 868 1820">
          <text:p/>
        </draw:connector>
        <draw:connector draw:style-name="gr10" draw:text-style-name="P1" draw:layer="layout" draw:type="line" svg:x1="12.59cm" svg:y1="8.736cm" svg:x2="13.532cm" svg:y2="9.972cm" draw:start-shape="id8" draw:start-glue-point="9" draw:end-shape="id9" draw:end-glue-point="5" svg:d="M12590 8736l942 1236" svg:viewBox="0 0 943 1237">
          <text:p/>
        </draw:connector>
        <draw:connector draw:style-name="gr10" draw:text-style-name="P1" draw:layer="layout" draw:type="line" svg:x1="13.892cm" svg:y1="10.332cm" svg:x2="14.833cm" svg:y2="11.673cm" draw:start-shape="id9" draw:start-glue-point="9" draw:end-shape="id10" draw:end-glue-point="5" svg:d="M13892 10332l941 1341" svg:viewBox="0 0 942 1342">
          <text:p/>
        </draw:connector>
        <draw:line draw:style-name="gr4" draw:text-style-name="P1" draw:layer="layout" svg:x1="4.811cm" svg:y1="17.883cm" svg:x2="4.817cm" svg:y2="17.521cm">
          <text:p/>
        </draw:line>
        <draw:frame draw:style-name="gr7" draw:text-style-name="P5" draw:layer="layout" svg:width="1.056cm" svg:height="1.171cm" svg:x="4.469cm" svg:y="17.706cm">
          <draw:text-box>
            <text:p><text:span text:style-name="T2">d</text:span><text:span text:style-name="T3">2</text:span></text:p>
          </draw:text-box>
        </draw:frame>
        <draw:line draw:style-name="gr4" draw:text-style-name="P1" draw:layer="layout" svg:x1="6.069cm" svg:y1="17.883cm" svg:x2="6.075cm" svg:y2="17.521cm">
          <text:p/>
        </draw:line>
        <draw:frame draw:style-name="gr7" draw:text-style-name="P5" draw:layer="layout" svg:width="1.056cm" svg:height="1.171cm" svg:x="5.727cm" svg:y="17.706cm">
          <draw:text-box>
            <text:p><text:span text:style-name="T2">d</text:span><text:span text:style-name="T3">3</text:span></text:p>
          </draw:text-box>
        </draw:frame>
        <draw:line draw:style-name="gr4" draw:text-style-name="P1" draw:layer="layout" svg:x1="7.369cm" svg:y1="17.883cm" svg:x2="7.375cm" svg:y2="17.521cm">
          <text:p/>
        </draw:line>
        <draw:frame draw:style-name="gr7" draw:text-style-name="P5" draw:layer="layout" svg:width="1.056cm" svg:height="1.171cm" svg:x="7.027cm" svg:y="17.706cm">
          <draw:text-box>
            <text:p><text:span text:style-name="T2">d</text:span><text:span text:style-name="T3">4</text:span></text:p>
          </draw:text-box>
        </draw:frame>
        <draw:line draw:style-name="gr4" draw:text-style-name="P1" draw:layer="layout" svg:x1="8.64cm" svg:y1="17.883cm" svg:x2="8.646cm" svg:y2="17.521cm">
          <text:p/>
        </draw:line>
        <draw:frame draw:style-name="gr7" draw:text-style-name="P5" draw:layer="layout" svg:width="1.056cm" svg:height="1.171cm" svg:x="8.298cm" svg:y="17.706cm">
          <draw:text-box>
            <text:p><text:span text:style-name="T2">d</text:span><text:span text:style-name="T3">5</text:span></text:p>
          </draw:text-box>
        </draw:frame>
        <draw:line draw:style-name="gr4" draw:text-style-name="P1" draw:layer="layout" svg:x1="9.911cm" svg:y1="17.883cm" svg:x2="9.917cm" svg:y2="17.521cm">
          <text:p/>
        </draw:line>
        <draw:frame draw:style-name="gr7" draw:text-style-name="P5" draw:layer="layout" svg:width="1.056cm" svg:height="1.171cm" svg:x="9.569cm" svg:y="17.706cm">
          <draw:text-box>
            <text:p><text:span text:style-name="T2">d</text:span><text:span text:style-name="T3">6</text:span></text:p>
          </draw:text-box>
        </draw:frame>
        <draw:line draw:style-name="gr4" draw:text-style-name="P1" draw:layer="layout" svg:x1="11.182cm" svg:y1="17.883cm" svg:x2="11.188cm" svg:y2="17.521cm">
          <text:p/>
        </draw:line>
        <draw:frame draw:style-name="gr7" draw:text-style-name="P5" draw:layer="layout" svg:width="1.056cm" svg:height="1.171cm" svg:x="10.84cm" svg:y="17.706cm">
          <draw:text-box>
            <text:p><text:span text:style-name="T2">d</text:span><text:span text:style-name="T3">7</text:span></text:p>
          </draw:text-box>
        </draw:frame>
        <draw:line draw:style-name="gr4" draw:text-style-name="P1" draw:layer="layout" svg:x1="12.424cm" svg:y1="17.883cm" svg:x2="12.43cm" svg:y2="17.521cm">
          <text:p/>
        </draw:line>
        <draw:frame draw:style-name="gr7" draw:text-style-name="P5" draw:layer="layout" svg:width="1.056cm" svg:height="1.171cm" svg:x="12.082cm" svg:y="17.706cm">
          <draw:text-box>
            <text:p><text:span text:style-name="T2">d</text:span><text:span text:style-name="T3">8</text:span></text:p>
          </draw:text-box>
        </draw:frame>
        <draw:line draw:style-name="gr4" draw:text-style-name="P1" draw:layer="layout" svg:x1="13.724cm" svg:y1="17.883cm" svg:x2="13.73cm" svg:y2="17.521cm">
          <text:p/>
        </draw:line>
        <draw:frame draw:style-name="gr7" draw:text-style-name="P5" draw:layer="layout" svg:width="1.056cm" svg:height="1.171cm" svg:x="13.382cm" svg:y="17.706cm">
          <draw:text-box>
            <text:p><text:span text:style-name="T2">d</text:span><text:span text:style-name="T3">9</text:span></text:p>
          </draw:text-box>
        </draw:frame>
        <draw:line draw:style-name="gr4" draw:text-style-name="P1" draw:layer="layout" svg:x1="15.024cm" svg:y1="17.883cm" svg:x2="15.03cm" svg:y2="17.521cm">
          <text:p/>
        </draw:line>
        <draw:frame draw:style-name="gr11" draw:text-style-name="P5" draw:layer="layout" svg:width="1.259cm" svg:height="1.171cm" svg:x="14.682cm" svg:y="17.706cm">
          <draw:text-box>
            <text:p><text:span text:style-name="T2">d</text:span><text:span text:style-name="T3">10</text:span></text:p>
          </draw:text-box>
        </draw:frame>
        <draw:line draw:style-name="gr4" draw:text-style-name="P1" draw:layer="layout" svg:x1="20.024cm" svg:y1="17.883cm" svg:x2="20.03cm" svg:y2="17.521cm">
          <text:p/>
        </draw:line>
        <draw:frame draw:style-name="gr7" draw:text-style-name="P5" draw:layer="layout" svg:width="1.056cm" svg:height="1.171cm" svg:x="19.682cm" svg:y="17.706cm">
          <draw:text-box>
            <text:p><text:span text:style-name="T2">d</text:span><text:span text:style-name="T3">n</text:span></text:p>
          </draw:text-box>
        </draw:frame>
        <draw:frame draw:style-name="gr12" draw:text-style-name="P8" draw:layer="layout" svg:width="2.725cm" svg:height="0.802cm" draw:transform="rotate (1.5707963267949) translate (0.96cm 4.683cm)">
          <draw:text-box>
            <text:p text:style-name="P7">nescience</text:p>
          </draw:text-box>
        </draw:frame>
        <draw:frame draw:style-name="gr12" draw:text-style-name="P8" draw:layer="layout" svg:width="3.135cm" svg:height="0.802cm" svg:x="21.447cm" svg:y="17.891cm">
          <draw:text-box>
            <text:p text:style-name="P7">descrip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1:26:27.439047684</meta:creation-date>
    <dc:date>2016-09-06T07:57:51.823078393</dc:date>
    <meta:editing-duration>PT9M4S</meta:editing-duration>
    <meta:editing-cycles>3</meta:editing-cycles>
    <meta:generator>LibreOffice/5.1.4.2$Linux_X86_64 LibreOffice_project/10m0$Build-2</meta:generator>
    <meta:document-statistic meta:object-count="63"/>
  </office:meta>
</office:document-meta>
</file>